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19.002cm" fo:margin-left="-0.27cm" style:page-number="auto" table:align="left" style:writing-mode="lr-tb"/>
    </style:style>
    <style:style style:name="Tabla1.A" style:family="table-column">
      <style:table-column-properties style:column-width="3.44cm"/>
    </style:style>
    <style:style style:name="Tabla1.B" style:family="table-column">
      <style:table-column-properties style:column-width="5.981cm"/>
    </style:style>
    <style:style style:name="Tabla1.C" style:family="table-column">
      <style:table-column-properties style:column-width="9.581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4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a1.8" style:family="table-row">
      <style:table-row-properties style:min-row-height="0.199cm" fo:keep-together="always"/>
    </style:style>
    <style:style style:name="Tabla1.9" style:family="table-row">
      <style:table-row-properties style:min-row-height="0.198cm" fo:keep-together="always"/>
    </style:style>
    <style:style style:name="Tabla1.A13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a1.C13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style:font-name="Calibri" officeooo:rsid="0003a89e" officeooo:paragraph-rsid="0003a89e"/>
    </style:style>
    <style:style style:name="P2" style:family="paragraph" style:parent-style-name="Standard">
      <style:text-properties officeooo:paragraph-rsid="0002870d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2pt" officeooo:paragraph-rsid="0002870d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2pt" officeooo:rsid="0000ff34" officeooo:paragraph-rsid="0002870d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2pt" officeooo:paragraph-rsid="0002870d" style:font-name-asian="Wingdings 2" style:font-size-asian="12pt" style:font-name-complex="Wingdings 2" style:font-size-complex="12pt"/>
    </style:style>
    <style:style style:name="P6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2pt" officeooo:rsid="0000ff34" officeooo:paragraph-rsid="0002870d" style:font-name-asian="Wingdings 2" style:font-size-asian="12pt" style:font-name-complex="Wingdings 2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2pt" fo:font-weight="bold" officeooo:paragraph-rsid="0002870d" style:font-name-asian="Wingdings 2" style:font-size-asian="12pt" style:font-weight-asian="bold" style:font-name-complex="Wingdings 2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paragraph-rsid="0002870d" style:font-name-asian="Wingdings 2" style:font-size-asian="13pt" style:font-name-complex="Wingdings 2" style:font-size-complex="13pt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paragraph-rsid="0002870d" style:font-name-asian="Wingdings 2" style:font-size-asian="13pt" style:font-name-complex="Wingdings 2" style:font-size-complex="13pt"/>
    </style:style>
    <style:style style:name="P10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rsid="0000ff34" officeooo:paragraph-rsid="0002870d" style:font-name-asian="Wingdings 2" style:font-size-asian="13pt" style:font-name-complex="Wingdings 2" style:font-size-complex="13pt"/>
    </style:style>
    <style:style style:name="P11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officeooo:paragraph-rsid="0002870d" style:font-size-asian="13pt" style:font-size-complex="13pt"/>
    </style:style>
    <style:style style:name="P12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fo:font-weight="normal" officeooo:paragraph-rsid="0002870d" style:font-name-asian="Wingdings 2" style:font-size-asian="13pt" style:font-weight-asian="normal" style:font-name-complex="Wingdings 2" style:font-size-complex="13pt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00%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Calibri" fo:font-size="13pt" fo:font-weight="bold" officeooo:paragraph-rsid="0002870d" style:font-name-asian="Wingdings 2" style:font-size-asian="13pt" style:font-weight-asian="bold" style:font-name-complex="Wingdings 2" style:font-size-complex="13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paragraph-rsid="0002870d" style:font-name-asian="Wingdings 2" style:font-size-asian="10pt" style:font-name-complex="Wingdings 2" style:font-size-complex="10pt"/>
    </style:style>
    <style:style style:name="P15" style:family="paragraph" style:parent-style-name="Standard" style:list-style-name="L1">
      <style:paragraph-properties fo:margin-top="0cm" fo:margin-bottom="0cm" loext:contextual-spacing="false" fo:line-height="100%">
        <style:tab-stops>
          <style:tab-stop style:position="0.466cm"/>
        </style:tab-stops>
      </style:paragraph-properties>
      <style:text-properties style:font-name="Arial1" fo:font-size="10pt" officeooo:rsid="0000ff34" officeooo:paragraph-rsid="0002870d" style:font-name-asian="Wingdings 2" style:font-size-asian="10pt" style:font-name-complex="Arial" style:font-size-complex="10pt"/>
    </style:style>
    <style:style style:name="P16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rsid="0000ff34" officeooo:paragraph-rsid="0002870d" style:font-name-asian="Wingdings 2" style:font-size-asian="10pt" style:font-name-complex="Wingdings 2" style:font-size-complex="10pt"/>
    </style:style>
    <style:style style:name="P17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officeooo:rsid="0000ff34" officeooo:paragraph-rsid="0002870d" style:font-size-asian="10pt" style:font-size-complex="10pt"/>
    </style:style>
    <style:style style:name="P18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normal" officeooo:rsid="0000ff34" officeooo:paragraph-rsid="0002870d" style:font-name-asian="Wingdings 2" style:font-size-asian="10pt" style:font-weight-asian="normal" style:font-name-complex="Wingdings 2" style:font-size-complex="10pt" style:font-weight-complex="normal"/>
    </style:style>
    <style:style style:name="P19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normal" officeooo:rsid="0019b10e" officeooo:paragraph-rsid="0002870d" style:font-size-asian="10pt" style:font-weight-asian="normal" style:font-size-complex="10pt" style:font-weight-complex="normal"/>
    </style:style>
    <style:style style:name="P20" style:family="paragraph" style:parent-style-name="Standard" style:list-style-name="L1">
      <style:paragraph-properties fo:margin-top="0cm" fo:margin-bottom="0cm" loext:contextual-spacing="false" fo:line-height="100%" style:snap-to-layout-grid="false">
        <style:tab-stops>
          <style:tab-stop style:position="4.001cm"/>
          <style:tab-stop style:position="8.04cm"/>
          <style:tab-stop style:position="12.002cm"/>
          <style:tab-stop style:position="16.014cm"/>
        </style:tab-stops>
      </style:paragraph-properties>
      <style:text-properties style:font-name="Arial1" fo:font-size="10pt" fo:font-weight="normal" officeooo:rsid="0003c686" officeooo:paragraph-rsid="0003c686" style:font-size-asian="10pt" style:font-weight-asian="normal" style:font-size-complex="10pt" style:font-weight-complex="normal"/>
    </style:style>
    <style:style style:name="T1" style:family="text">
      <style:text-properties officeooo:rsid="0000ff34"/>
    </style:style>
    <style:style style:name="T2" style:family="text">
      <style:text-properties style:font-name-asian="Wingdings 2" style:font-name-complex="Wingdings 2"/>
    </style:style>
    <style:style style:name="T3" style:family="text">
      <style:text-properties fo:color="#ff3333" style:text-underline-style="solid" style:text-underline-width="auto" style:text-underline-color="font-color" fo:font-weight="bold" style:font-name-asian="Wingdings 2" style:font-weight-asian="bold" style:font-name-complex="Wingdings 2" style:font-weight-complex="bold"/>
    </style:style>
    <style:style style:name="T4" style:family="text">
      <style:text-properties fo:color="#ff6600" fo:font-weight="bold" officeooo:rsid="0000ff34" style:font-weight-asian="bold" style:font-weight-complex="bold"/>
    </style:style>
    <style:style style:name="T5" style:family="text">
      <style:text-properties fo:color="#ff6600" fo:font-weight="bold" officeooo:rsid="0000ff34" style:font-name-asian="Wingdings 2" style:font-weight-asian="bold" style:font-name-complex="Ari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Wingdings 2" style:font-weight-asian="bold" style:font-name-complex="Wingdings 2" style:font-weight-complex="bold"/>
    </style:style>
    <style:style style:name="T8" style:family="text">
      <style:text-properties fo:font-weight="bold" officeooo:rsid="0000ff34" style:font-name-asian="Wingdings 2" style:font-weight-asian="bold" style:font-name-complex="Wingdings 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fo:language="es" fo:country="AR" style:language-asian="zh" style:country-asian="CN" style:language-complex="ar" style:country-complex="SA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5">Nombre del Caso de Uso: <text:span text:style-name="T1">Modificar datos personales de cliente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3"><text:span text:style-name="T2">Prioridad:<text:tab/><text:tab/> </text:span><text:span text:style-name="T3">Alta </text:span><text:span text:style-name="T2"><text:tab/> Media<text:tab/> Baja<text:tab/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3"><text:span text:style-name="T2">Complejidad:<text:tab/>Simple<text:tab/></text:span><text:span text:style-name="T3">Media</text:span><text:span text:style-name="T2"><text:tab/></text:span></text:p>
            <text:p text:style-name="P5"><text:tab/>Complejo<text:tab/>Muy Complejo<text:tab/>Extremadamente Complejo</text:p>
          </table:table-cell>
          <table:covered-table-cell/>
          <table:covered-table-cell/>
        </table:table-row>
        <table:table-row table:style-name="Tabla1.1">
          <table:table-cell table:style-name="Tabla1.A4" table:number-columns-spanned="2" office:value-type="string">
            <text:p text:style-name="P3"><text:span text:style-name="T2">Actor Principal: </text:span><text:span text:style-name="T5">Empleado encargado de registro (ER)</text:span></text:p>
          </table:table-cell>
          <table:covered-table-cell/>
          <table:table-cell table:style-name="Tabla1.A2" office:value-type="string">
            <text:p text:style-name="P5">Actor Secundario: <text:span text:style-name="T4">Empleado encargado de atención (EA)</text:span></text:p>
          </table:table-cell>
        </table:table-row>
        <table:table-row table:style-name="Tabla1.1">
          <table:table-cell table:style-name="Tabla1.A2" table:number-columns-spanned="3" office:value-type="string">
            <text:p text:style-name="P3"><text:span text:style-name="T2">Tipo de Caso de Uso: </text:span><text:span text:style-name="T3">Concreto</text:span><text:span text:style-name="T2"> <text:tab/>Abstracto<text:tab/></text:span>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5">Objetivo:</text:p>
            <text:p text:style-name="P6">Poder modificar los datos personales del cliente.</text:p>
          </table:table-cell>
          <table:covered-table-cell/>
          <table:covered-table-cell/>
        </table:table-row>
        <table:table-row table:style-name="Tabla1.1">
          <table:table-cell table:style-name="Tabla1.A2" table:number-columns-spanned="3" office:value-type="string">
            <text:p text:style-name="P5">Precondiciones:</text:p>
            <text:p text:style-name="P4">Tiene que estar registrado por lo menos un cliente para poder accede al caso de uso.</text:p>
            <text:p text:style-name="P4">El empleado tiene que estar registrado como ER o EA.</text:p>
          </table:table-cell>
          <table:covered-table-cell/>
          <table:covered-table-cell/>
        </table:table-row>
        <table:table-row table:style-name="Tabla1.8">
          <table:table-cell table:style-name="Tabla1.A4" table:number-rows-spanned="2" office:value-type="string">
            <text:p text:style-name="P5">Post-Condiciones:</text:p>
          </table:table-cell>
          <table:table-cell table:style-name="Tabla1.A2" table:number-columns-spanned="2" office:value-type="string">
            <text:p text:style-name="P5">Éxito:</text:p>
            <text:p text:style-name="P6">Permitirle al ER poder modificar los datos de un cliente y guardarlos.</text:p>
          </table:table-cell>
          <table:covered-table-cell/>
        </table:table-row>
        <table:table-row table:style-name="Tabla1.9">
          <table:covered-table-cell/>
          <table:table-cell table:style-name="Tabla1.A2" table:number-columns-spanned="2" office:value-type="string">
            <text:p text:style-name="P5">Fracaso:</text:p>
          </table:table-cell>
          <table:covered-table-cell/>
        </table:table-row>
        <table:table-row table:style-name="Tabla1.1">
          <table:table-cell table:style-name="Tabla1.A4" table:number-columns-spanned="2" office:value-type="string">
            <text:p text:style-name="P7">FLUJO NORMAL</text:p>
          </table:table-cell>
          <table:covered-table-cell/>
          <table:table-cell table:style-name="Tabla1.A2" office:value-type="string">
            <text:p text:style-name="P7">FLUJO ALTERNATIVO</text:p>
          </table:table-cell>
        </table:table-row>
        <table:table-row table:style-name="Tabla1.1">
          <table:table-cell table:style-name="Tabla1.A4" table:number-columns-spanned="2" office:value-type="string">
            <text:list xml:id="list3252047149" text:style-name="L1">
              <text:list-item>
                <text:p text:style-name="P15">El sistema muestra las siguiente opciones <text:span text:style-name="T6">REGISTRAR NUEVO CLIENTE </text:span><text:span text:style-name="T9">y </text:span><text:span text:style-name="T6">ACTUALIZAR DATOS PERSONALES DE CLIENTE.</text:span></text:p>
              </text:list-item>
            </text:list>
          </table:table-cell>
          <table:covered-table-cell/>
          <table:table-cell table:style-name="Tabla1.A2" office:value-type="string">
            <text:p text:style-name="P14"/>
          </table:table-cell>
        </table:table-row>
        <table:table-row table:style-name="Tabla1.1">
          <table:table-cell table:style-name="Tabla1.A4" table:number-columns-spanned="2" office:value-type="string">
            <text:list xml:id="list101312693301490" text:continue-numbering="true" text:style-name="L1">
              <text:list-item>
                <text:p text:style-name="P17">El ER selecciona la opción <text:span text:style-name="T6">ACTUALIZAR DATOS PERSONALES DE CLIENTE.</text:span></text:p>
              </text:list-item>
            </text:list>
          </table:table-cell>
          <table:covered-table-cell/>
          <table:table-cell table:style-name="Tabla1.A2" office:value-type="string">
            <text:p text:style-name="P14"/>
          </table:table-cell>
        </table:table-row>
        <table:table-row table:style-name="Tabla1.1">
          <table:table-cell table:style-name="Tabla1.A13" table:number-columns-spanned="2" office:value-type="string">
            <text:list xml:id="list101311572506085" text:continue-numbering="true" text:style-name="L1">
              <text:list-item>
                <text:p text:style-name="P17">El sistema lista todos los clientes registrados y le muestra las opciones <text:span text:style-name="T6">ACEPTAR </text:span><text:span text:style-name="T9">y </text:span><text:span text:style-name="T6">CANCELAR</text:span></text:p>
              </text:list-item>
            </text:list>
          </table:table-cell>
          <table:covered-table-cell/>
          <table:table-cell table:style-name="Tabla1.C13" office:value-type="string">
            <text:p text:style-name="P14"/>
          </table:table-cell>
        </table:table-row>
        <table:table-row table:style-name="Tabla1.1">
          <table:table-cell table:style-name="Tabla1.A13" table:number-columns-spanned="2" office:value-type="string">
            <text:list xml:id="list101312617628394" text:continue-numbering="true" text:style-name="L1">
              <text:list-item>
                <text:p text:style-name="P17">El ER selecciona un cliente y la opción <text:span text:style-name="T6">ACEPTAR</text:span></text:p>
              </text:list-item>
            </text:list>
          </table:table-cell>
          <table:covered-table-cell/>
          <table:table-cell table:style-name="Tabla1.C13" office:value-type="string">
            <text:list xml:id="list101311739823679" text:continue-numbering="true" text:style-name="L1">
              <text:list-item>
                <text:list>
                  <text:list-item>
                    <text:p text:style-name="P18">El ER selecciona la opción <text:span text:style-name="T6">CANCELAR.</text:span></text:p>
                    <text:list>
                      <text:list-item>
                        <text:p text:style-name="P18">El sistema muestra un cartel “Se cancela la <text:span text:style-name="T10">selección</text:span> de cliente”.</text:p>
                      </text:list-item>
                      <text:list-item>
                        <text:p text:style-name="P18">Fin caso de uso.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3" table:number-columns-spanned="2" office:value-type="string">
            <text:list xml:id="list101312351260844" text:continue-numbering="true" text:style-name="L1">
              <text:list-item>
                <text:p text:style-name="P17">El sistema lista los datos del cliente seleccionado, permitiendo modificar algunos y muestra las opciones <text:span text:style-name="T6">ACEPTAR </text:span><text:span text:style-name="T9">y</text:span><text:span text:style-name="T6"> CANCELAR.</text:span></text:p>
                <text:p text:style-name="P19">IdCliente</text:p>
                <text:p text:style-name="P19">apellido y nombre(*)</text:p>
                <text:p text:style-name="P20">dni(*)</text:p>
                <text:p text:style-name="P19">obraSocial <text:span text:style-name="T1">(*)</text:span></text:p>
                <text:p text:style-name="P19">domicilio (*)</text:p>
                <text:p text:style-name="P19">teléfono <text:span text:style-name="T1">(*)</text:span></text:p>
              </text:list-item>
            </text:list>
          </table:table-cell>
          <table:covered-table-cell/>
          <table:table-cell table:style-name="Tabla1.C13" office:value-type="string">
            <text:p text:style-name="P14"/>
          </table:table-cell>
        </table:table-row>
        <table:table-row table:style-name="Tabla1.1">
          <table:table-cell table:style-name="Tabla1.A13" table:number-columns-spanned="2" office:value-type="string">
            <text:list xml:id="list101311992678027" text:continue-numbering="true" text:style-name="L1">
              <text:list-item>
                <text:p text:style-name="P17">El ER modifica los datos modificables y selecciona la opción <text:span text:style-name="T6">ACEPTAR</text:span></text:p>
              </text:list-item>
            </text:list>
          </table:table-cell>
          <table:covered-table-cell/>
          <table:table-cell table:style-name="Tabla1.C13" office:value-type="string">
            <text:list xml:id="list101312526461515" text:continue-numbering="true" text:style-name="L1">
              <text:list-item>
                <text:list>
                  <text:list-item>
                    <text:p text:style-name="P16">El ER selecciona la opción <text:span text:style-name="T6">CANCELAR.</text:span></text:p>
                    <text:list>
                      <text:list-item>
                        <text:p text:style-name="P18">El sistema muestra un cartel “Se cancela la modificación de los datos personales del cliente”</text:p>
                      </text:list-item>
                      <text:list-item>
                        <text:p text:style-name="P18">Fin caso de uso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3" table:number-columns-spanned="2" office:value-type="string">
            <text:list xml:id="list101312490298685" text:continue-numbering="true" text:style-name="L1">
              <text:list-item>
                <text:p text:style-name="P17">El sistema &lt;valida los datos&gt; y guarda las nuevos datos del cliente</text:p>
              </text:list-item>
            </text:list>
          </table:table-cell>
          <table:covered-table-cell/>
          <table:table-cell table:style-name="Tabla1.C13" office:value-type="string">
            <text:list xml:id="list101312757314863" text:continue-numbering="true" text:style-name="L1">
              <text:list-item>
                <text:list>
                  <text:list-item>
                    <text:p text:style-name="P16">El sistema &lt;no valida los datos&gt; y muestra un cartel “Se ingresaron datos no validos en los campos”</text:p>
                    <text:list>
                      <text:list-item>
                        <text:p text:style-name="P16">El sistema vuelve al punto 5.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a1.1">
          <table:table-cell table:style-name="Tabla1.A13" table:number-columns-spanned="2" office:value-type="string">
            <text:list xml:id="list101312547914110" text:continue-numbering="true" text:style-name="L1">
              <text:list-item>
                <text:p text:style-name="P17">Fin caso de uso.</text:p>
              </text:list-item>
            </text:list>
          </table:table-cell>
          <table:covered-table-cell/>
          <table:table-cell table:style-name="Tabla1.C13" office:value-type="string">
            <text:list xml:id="list101311854087142" text:continue-numbering="true" text:style-name="L1">
              <text:list-item>
                <text:list>
                  <text:list-header>
                    <text:p text:style-name="P16"/>
                  </text:list-header>
                </text:list>
              </text:list-item>
            </text:list>
          </table:table-cell>
        </table:table-row>
        <table:table-row table:style-name="Tabla1.1">
          <table:table-cell table:style-name="Tabla1.A2" table:number-columns-spanned="3" office:value-type="string">
            <text:p text:style-name="P8">Observaciones:</text:p>
            <text:p text:style-name="P10">(*) Datos modificables.</text:p>
          </table:table-cell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Tahoma1" svg:font-family="Tahoma"/>
    <style:font-face style:name="Arial1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libri" officeooo:rsid="0003a89e" officeooo:paragraph-rsid="0003a89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lantillas de especificación de Farmacentro (Chilecito – La Rioja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38S</meta:editing-duration>
    <meta:editing-cycles>6</meta:editing-cycles>
    <meta:generator>LibreOffice/6.1.1.2$Linux_X86_64 LibreOffice_project/10$Build-2</meta:generator>
    <dc:date>2018-10-06T10:13:10.921175073</dc:date>
    <meta:document-statistic meta:table-count="1" meta:image-count="0" meta:object-count="0" meta:page-count="1" meta:paragraph-count="43" meta:word-count="300" meta:character-count="1879" meta:non-whitespace-character-count="1595"/>
    <meta:user-defined meta:name="Info 1"/>
    <meta:user-defined meta:name="Info 2"/>
    <meta:user-defined meta:name="Info 3"/>
    <meta:user-defined meta:name="Info 4"/>
  </office:meta>
</office:document-meta>
</file>